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P6" style:family="paragraph" style:parent-style-name="Standard">
      <style:text-properties officeooo:rsid="0010e477" officeooo:paragraph-rsid="0010e477"/>
    </style:style>
    <style:style style:name="P7" style:family="paragraph" style:parent-style-name="Standard">
      <style:text-properties officeooo:rsid="0010edce" officeooo:paragraph-rsid="0010edce"/>
    </style:style>
    <style:style style:name="P8" style:family="paragraph" style:parent-style-name="Standard">
      <style:text-properties officeooo:rsid="0012258d" officeooo:paragraph-rsid="0012258d"/>
    </style:style>
    <style:style style:name="P9" style:family="paragraph" style:parent-style-name="Standard">
      <style:text-properties officeooo:rsid="0012507a" officeooo:paragraph-rsid="0012507a"/>
    </style:style>
    <style:style style:name="P10" style:family="paragraph" style:parent-style-name="Standard">
      <style:text-properties officeooo:rsid="00128762" officeooo:paragraph-rsid="00128762"/>
    </style:style>
    <style:style style:name="P11" style:family="paragraph" style:parent-style-name="Standard">
      <style:text-properties officeooo:rsid="00141d68" officeooo:paragraph-rsid="00141d68"/>
    </style:style>
    <style:style style:name="T1" style:family="text">
      <style:text-properties officeooo:rsid="000c6e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text:p text:style-name="P5"/>
      <text:p text:style-name="P6">git status:</text:p>
      <text:p text:style-name="P6">Whenever we are working in a repository, it is always good practice to check the status of files in the repo. Status refers to whether if the files in the repository are being tracked by git or not, whether the files have been modified or not, whether the files have been staged or not etc. For this purpose we use the git status command.</text:p>
      <text:p text:style-name="P6"/>
      <text:p text:style-name="P7">git commit:</text:p>
      <text:p text:style-name="P7">Now once you have made all the required changes to your files, you would want to save this version of the repository with the changes made to the particular files in the repository. This is accomplished using the 'git commit' command.</text:p>
      <text:p text:style-name="P7">Each time you use the git commit command, git takes a snapshot of your repository at that point. Each snapshot will be stored so that you can revert back to any of the older versions of the repository if you want. The snapshot taken will only contain the files that are being tracked by git. So, if you haven't added some files using the 'git add ' command, that file will not be present in the snapshot taken when the 'git commit' command is used. The changes in files present in the staging area will be incorporated into the snapshot. Along with each commit, we usually add a message which tells us what change has been in a particular commit.Therfore, the form of a commit command in git is</text:p>
      <text:p text:style-name="P7">'git commit -m 'Message''.</text:p>
      <text:p text:style-name="P7"/>
      <text:p text:style-name="P8">git reset:</text:p>
      <text:p text:style-name="P8">Now you have made some changes to a file and have staged this file. But suddenly you realize the files is not ready to be commited yet, but the file has already been staged. In this case , we use the git reset command. This command is used to unstage files which are already staged. This command is of the form </text:p>
      <text:p text:style-name="P8">'git reset &lt;filename&gt;'.</text:p>
      <text:p text:style-name="P8"></text:p>
      <text:p text:style-name="P9">git diff:</text:p>
      <text:p text:style-name="P9">Before commiting , it is good to know what changes we have to the files. To accomplish this, the 'git diff' command is used. When we use the git diff command , we can see the changes made from the version of the files present in the previous commit. The git diff command has different forms.</text:p>
      <text:p text:style-name="P9">'git diff' : It tells us the changes made in the files which are unstaged.</text:p>
      <text:p text:style-name="P9">'git diff --staged': It tells us the changes made in the files which have been staged.</text:p>
      <text:p text:style-name="P9">'git diff HEAD': It tells us the changes made in all the files when compared with the last commit.</text:p>
      <text:p text:style-name="P9">The HEAD is a pointer that holds your position within all your different commits. By default HEAD points to your most recent commit.</text:p>
      <text:p text:style-name="P9"/>
      <text:p text:style-name="P10"><text:soft-page-break/>git log:</text:p>
      <text:p text:style-name="P10">At any point if we want to see the history of your repository(list commits made), we use the git log command. When we use the command, we can see the author of the commit, the date on which the commit was made and the message that was saved along each commit. We can use 'git log --summary' to see more information about each commit.</text:p>
      <text:p text:style-name="P10"><text:s/></text:p>
      <text:p text:style-name="P10"/>
      <text:p text:style-name="P11">Remote Repositries:</text:p>
      <text:p text:style-name="P11">Remote repositories are versions of your project that are hosted on the Internert or network somewhere. Collaborating with others involves managing these remote repositories and pushing and pulling data to and from them when you need to share work. Managing remote repositories includes knowing how to add remote repositories, remove remotes that are no longer valid, manage various remote branches and define them as being tracked or not, and more. Examples of remote repositories are those repositories present i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2:54:10.400146986</dc:date>
    <meta:editing-duration>PT1H48M37S</meta:editing-duration>
    <meta:editing-cycles>10</meta:editing-cycles>
    <meta:generator>LibreOffice/4.2.8.2$Linux_X86_64 LibreOffice_project/420m0$Build-2</meta:generator>
    <meta:document-statistic meta:table-count="0" meta:image-count="0" meta:object-count="0" meta:page-count="3" meta:paragraph-count="64" meta:word-count="1132" meta:character-count="6397" meta:non-whitespace-character-count="5260"/>
  </office:meta>
</office:document-meta>
</file>